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, serif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fo:line-height="138%" fo:text-align="justify" style:justify-single-word="false" fo:text-indent="0.5in" style:auto-text-indent="false" style:writing-mode="lr-tb"/>
      <style:text-properties fo:font-weight="normal"/>
    </style:style>
    <style:style style:name="P2" style:family="paragraph" style:parent-style-name="Text_20_body">
      <style:paragraph-properties fo:margin-top="0in" fo:margin-bottom="0in" style:contextual-spacing="false" fo:line-height="138%" fo:text-align="justify" style:justify-single-word="false" style:writing-mode="lr-tb"/>
      <style:text-properties fo:font-weight="normal"/>
    </style:style>
    <style:style style:name="P3" style:family="paragraph" style:parent-style-name="Text_20_body">
      <style:paragraph-properties fo:margin-top="0in" fo:margin-bottom="0in" style:contextual-spacing="false" fo:line-height="138%" fo:text-align="start" style:justify-single-word="false" style:writing-mode="lr-tb"/>
      <style:text-properties fo:font-weight="normal"/>
    </style:style>
    <style:style style:name="P4" style:family="paragraph" style:parent-style-name="Text_20_body" style:list-style-name="L1">
      <style:paragraph-properties fo:margin-top="0in" fo:margin-bottom="0in" style:contextual-spacing="false" fo:line-height="138%" fo:text-align="justify" style:justify-single-word="false" fo:padding="0in" fo:border="none" style:writing-mode="lr-tb"/>
      <style:text-properties fo:font-variant="normal" fo:text-transform="none" fo:color="#cc0000" loext:opacity="100%" style:text-line-through-style="none" style:text-line-through-type="none" style:font-name="Times New Roman" fo:font-size="14pt" fo:font-style="normal" style:text-underline-style="solid" style:text-underline-width="auto" style:text-underline-color="font-color" fo:font-weight="normal" style:text-blinking="false" fo:background-color="transparent"/>
    </style:style>
    <style:style style:name="P5" style:family="paragraph" style:parent-style-name="Text_20_body" style:list-style-name="L4">
      <loext:graphic-properties draw:fill="none" draw:fill-color="#ffffff"/>
      <style:paragraph-properties fo:margin-top="0in" fo:margin-bottom="0in" style:contextual-spacing="false" fo:line-height="138%" fo:text-align="justify" style:justify-single-word="false" fo:background-color="transparent" fo:padding="0in" fo:border="none" style:writing-mode="lr-tb"/>
      <style:text-properties fo:font-variant="normal" fo:text-transform="none" fo:color="#cc0000" loext:opacity="100%" style:text-line-through-style="none" style:text-line-through-type="none" style:font-name="Times New Roman" fo:font-size="14pt" fo:font-style="normal" style:text-underline-style="solid" style:text-underline-width="auto" style:text-underline-color="font-color" fo:font-weight="normal" style:text-blinking="false" fo:background-color="transparent"/>
    </style:style>
    <style:style style:name="P6" style:family="paragraph" style:parent-style-name="Text_20_body" style:list-style-name="L6">
      <loext:graphic-properties draw:fill="none" draw:fill-color="#ffffff"/>
      <style:paragraph-properties fo:margin-top="0in" fo:margin-bottom="0in" style:contextual-spacing="false" fo:line-height="138%" fo:text-align="justify" style:justify-single-word="false" fo:background-color="transparent" fo:padding="0in" fo:border="none" style:writing-mode="lr-tb"/>
      <style:text-properties fo:font-variant="normal" fo:text-transform="none" fo:color="#cc0000" loext:opacity="100%" style:text-line-through-style="none" style:text-line-through-type="none" style:font-name="Times New Roman" fo:font-size="14pt" fo:font-style="normal" style:text-underline-style="solid" style:text-underline-width="auto" style:text-underline-color="font-color" fo:font-weight="normal" style:text-blinking="false" fo:background-color="transparent"/>
    </style:style>
    <style:style style:name="P7" style:family="paragraph" style:parent-style-name="Text_20_body" style:list-style-name="L7">
      <loext:graphic-properties draw:fill="none" draw:fill-color="#ffffff"/>
      <style:paragraph-properties fo:margin-top="0in" fo:margin-bottom="0in" style:contextual-spacing="false" fo:line-height="138%" fo:text-align="justify" style:justify-single-word="false" fo:background-color="transparent" fo:padding="0in" fo:border="none" style:writing-mode="lr-tb"/>
      <style:text-properties fo:font-variant="normal" fo:text-transform="none" fo:color="#cc0000" loext:opacity="100%" style:text-line-through-style="none" style:text-line-through-type="none" style:font-name="Times New Roman" fo:font-size="14pt" fo:font-style="normal" style:text-underline-style="solid" style:text-underline-width="auto" style:text-underline-color="font-color" fo:font-weight="normal" style:text-blinking="false" fo:background-color="transparent"/>
    </style:style>
    <style:style style:name="P8" style:family="paragraph" style:parent-style-name="Text_20_body">
      <style:paragraph-properties fo:margin-top="0in" fo:margin-bottom="0in" style:contextual-spacing="false" fo:line-height="138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2">
      <loext:graphic-properties draw:fill="none" draw:fill-color="#ffffff"/>
      <style:paragraph-properties fo:margin-top="0in" fo:margin-bottom="0in" style:contextual-spacing="false" fo:line-height="138%" fo:text-align="justify" style:justify-single-word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3">
      <loext:graphic-properties draw:fill="none" draw:fill-color="#ffffff"/>
      <style:paragraph-properties fo:margin-top="0in" fo:margin-bottom="0in" style:contextual-spacing="false" fo:line-height="138%" fo:text-align="justify" style:justify-single-word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in" fo:margin-bottom="0in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5">
      <loext:graphic-properties draw:fill="none" draw:fill-color="#ffffff"/>
      <style:paragraph-properties fo:margin-top="0in" fo:margin-bottom="0in" style:contextual-spacing="false" fo:line-height="138%" fo:text-align="justify" style:justify-single-word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/>
    </style:style>
    <style:style style:name="P13" style:family="paragraph" style:parent-style-name="Text_20_body" style:list-style-name="L5">
      <loext:graphic-properties draw:fill="none" draw:fill-color="#ffffff"/>
      <style:paragraph-properties fo:margin-top="0in" fo:margin-bottom="0in" style:contextual-spacing="false" fo:line-height="138%" fo:text-align="justify" style:justify-single-word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4pt" fo:font-style="normal" style:text-underline-style="none" fo:font-weight="normal" style:text-blinking="false"/>
    </style:style>
    <style:style style:name="P14" style:family="paragraph" style:parent-style-name="Text_20_body">
      <style:paragraph-properties fo:margin-top="0in" fo:margin-bottom="0in" style:contextual-spacing="false" fo:line-height="138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15" style:family="paragraph" style:parent-style-name="Text_20_body">
      <style:paragraph-properties fo:margin-top="0in" fo:margin-bottom="0in" style:contextual-spacing="false" fo:line-height="138%" fo:text-align="justify" style:justify-single-word="false" style:writing-mode="lr-tb"/>
      <style:text-properties fo:font-variant="normal" fo:text-transform="none" fo:color="#188038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188038" loext:opacity="100%" style:text-line-through-style="none" style:text-line-through-type="none" style:font-name="Times New Roman" fo:font-size="14pt" fo:font-style="normal" style:text-underline-style="none" style:text-blinking="false" fo:background-color="transparent" loext:char-shading-value="0"/>
    </style:style>
    <style:style style:name="T4" style:family="text">
      <style:text-properties style:font-name="Times New Roman" fo:background-color="transparent" loext:char-shading-value="0"/>
    </style:style>
    <style:style style:name="T5" style:family="text">
      <style:text-properties style:font-name="Times New Roman" fo:font-size="14pt" fo:font-style="normal" fo:font-weight="normal"/>
    </style:style>
    <style:style style:name="T6" style:family="text">
      <style:text-properties fo:background-color="transparent" loext:char-shading-value="0"/>
    </style:style>
    <style:style style:name="T7" style:family="text">
      <style:text-properties fo:color="#188038" loext:opacity="100%" style:font-name="Times New Roman" fo:background-color="transparent" loext:char-shading-value="0"/>
    </style:style>
    <style:style style:name="T8" style:family="text">
      <style:text-properties fo:color="#188038" loext:opacity="100%" fo:background-color="transparent" loext:char-shading-value="0"/>
    </style:style>
    <style:style style:name="T9" style:family="text">
      <style:text-properties fo:font-weight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 text:start-value="3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4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4"><text:bookmark text:name="docs-internal-guid-c081b427-7fff-1cc6-ecb7-ecaca0f68fa6"/>Алгоритм Фокса паралельного множення матриць.</text:p>
        </text:list-item>
      </text:list>
      <text:p text:style-name="P8">Алгоритм Фокса для паралельного множення матриць є ефективним методом для обчислення добутку матриць. Алгоритм використовує метод блокування матриць та розподіл блоків між процесами для паралельного виконання. Розглянемо його детально крок за кроком:</text:p>
      <text:list text:style-name="L2">
        <text:list-item>
          <text:p text:style-name="P9">Дано дві матриці A і B, розміром N×N, які потрібно помножити, і результатом буде матриця C також розміром N×N.</text:p>
        </text:list-item>
        <text:list-item>
          <text:p text:style-name="P9">Розбиваємо матриці A і B на менші підматриці (блоки). Припустимо, що ми маємо P процесів, і P є квадратом деякого числа q (тобто P = q^2).</text:p>
        </text:list-item>
        <text:list-item>
          <text:p text:style-name="P9">Матриці ділимо на блоки розміром N/q×N/q. Кожен процесор отримує один блок кожної матриці.</text:p>
        </text:list-item>
        <text:list-item>
          <text:p text:style-name="P9">Створюються P процесів, кожен з яких відповідає за блоки A{i,j} і B{i,j}​.</text:p>
        </text:list-item>
        <text:list-item>
          <text:p text:style-name="P9">Алгоритм проходить через q фаз (ітерацій). На кожній фазі виконується наступне:</text:p>
        </text:list-item>
      </text:list>
      <text:p text:style-name="P1"><text:span text:style-name="T1">1) </text:span><text:span text:style-name="T3">Підготовка до множення</text:span><text:span text:style-name="T1">:</text:span></text:p>
      <text:p text:style-name="P8">На кожній фазі (k), процеси виконують комунікацію, щоб отримати потрібні блоки для множення. Наприклад, процес (i,j) отримує блок Ai,(j+i−k)mod  q​.</text:p>
      <text:p text:style-name="P1"><text:span text:style-name="T1">2) </text:span><text:span text:style-name="T3">Множення блоків:</text:span></text:p>
      <text:p text:style-name="P8">Кожен процес множить свій поточний блок матриці A на відповідний блок матриці B і додає результат до свого блоку матриці C: </text:p>
      <text:p text:style-name="P11">Ci,j=Ci,j+Ai,(j+i−k)mod  q×Bi,j​</text:p>
      <text:p text:style-name="P1"><text:span text:style-name="T1">3) </text:span><text:span text:style-name="T3">Комунікація</text:span><text:span text:style-name="T1">:</text:span></text:p>
      <text:p text:style-name="P8">Після обчислення часткових результатів, блоки матриці B передаються сусіднім процесам.</text:p>
      <text:list text:style-name="L3">
        <text:list-item>
          <text:p text:style-name="P10">Після завершення всіх фаз, всі процеси завершують свою роботу, і результати з блоків матриці C об'єднуються в остаточну матрицю C.</text:p>
        </text:list-item>
      </text:list>
      <text:p text:style-name="Text_20_body"/>
      <text:list text:style-name="L4">
        <text:list-item>
          <text:p text:style-name="P5">Методи обміну повідомленнями стандарту МРІ один до одного та їх застосування для розробки паралельних програм.</text:p>
        </text:list-item>
      </text:list>
      <text:p text:style-name="P8">Методи обміну повідомленнями стандарту MPI (Message Passing Interface) є основою для розробки паралельних програм, що дозволяють обмінюватися даними між процесами у розподілених обчислювальних середовищах. Ось <text:soft-page-break/>детальний опис методів обміну повідомленнями "один до одного" (point-to-point communication) та їх застосування.</text:p>
      <text:list text:style-name="L5">
        <text:list-item>
          <text:p text:style-name="P13"><text:span text:style-name="T7">MPI_Send</text:span><text:span text:style-name="T4">: Використовується для відправки повідомлення з одного процесу до іншого.</text:span></text:p>
        </text:list-item>
        <text:list-item>
          <text:p text:style-name="P13"><text:span text:style-name="T7">MPI_Recv</text:span><text:span text:style-name="T4">: Використовується для прийому повідомлення від іншого процесу.</text:span></text:p>
        </text:list-item>
        <text:list-item>
          <text:p text:style-name="P13"><text:span text:style-name="T7">MPI_Isend</text:span><text:span text:style-name="T4">: Неблокуюча версія </text:span><text:span text:style-name="T7">MPI_Send.</text:span></text:p>
        </text:list-item>
        <text:list-item>
          <text:p text:style-name="P12"><text:span text:style-name="T8">MPI_Irecv: </text:span><text:span text:style-name="T6">Неблокуюча версія </text:span><text:span text:style-name="T8">MPI_Recv</text:span><text:span text:style-name="T6">.</text:span></text:p>
        </text:list-item>
        <text:list-item>
          <text:p text:style-name="P12"><text:span text:style-name="T8">MPI_Wait: </text:span><text:span text:style-name="T6">Використовується для очікування завершення неблокуючої операції.</text:span></text:p>
        </text:list-item>
        <text:list-item>
          <text:p text:style-name="P12"><text:span text:style-name="T8">MPI_Test: </text:span><text:span text:style-name="T6">Використовується для перевірки завершення неблокуючої операції без блокування.</text:span></text:p>
        </text:list-item>
      </text:list>
      <text:p text:style-name="P2"><text:span text:style-name="T1">Методи </text:span><text:span text:style-name="T3">MPI_Send</text:span><text:span text:style-name="T2"> </text:span><text:span text:style-name="T1">і </text:span><text:span text:style-name="T3">MPI_Recv</text:span><text:span text:style-name="T2"> </text:span><text:span text:style-name="T1">використовуються для забезпечення прямого обміну даними між процесами. Це дозволяє розробникам явно контролювати передачу даних і синхронізацію між процесами.</text:span></text:p>
      <text:p text:style-name="P2"><text:span text:style-name="T1">Неблокуючі методи </text:span><text:span text:style-name="T3">MPI_Isend</text:span><text:span text:style-name="T2"> </text:span><text:span text:style-name="T1">і </text:span><text:span text:style-name="T3">MPI_Irecv</text:span><text:span text:style-name="T2"> </text:span><text:span text:style-name="T1">дозволяють процесам продовжувати обчислення, поки передача даних триває. Це підвищує ефективність, особливо у випадках, коли очікування завершення передачі може бути тривалим.</text:span></text:p>
      <text:p text:style-name="P8">Методи "один до одного" також використовуються для розподілу роботи між процесами, де кожен процес виконує певну частину загального завдання і обмінюється проміжними результатами з іншими процесами. Це дозволяє збалансувати навантаження і зменшити час обчислень.</text:p>
      <text:p text:style-name="Text_20_body"/>
      <text:list text:style-name="L6">
        <text:list-item>
          <text:p text:style-name="P6">Напишіть реалізацію підрахунку середньої довжини слова за масивом слів, які зберігаються в файлі, з використанням Fork/Join фреймворку.</text:p>
        </text:list-item>
      </text:list>
      <text:p text:style-name="Text_20_body"/>
      <text:p text:style-name="P3"><text:span text:style-name="T3">Приклад коду:</text:span><text:span text:style-name="T1"><text:line-break/>import java.io.IOException;</text:span></text:p>
      <text:p text:style-name="P8">import java.nio.file.Files;</text:p>
      <text:p text:style-name="P8">import java.nio.file.Paths;</text:p>
      <text:p text:style-name="P8">import java.util.List;</text:p>
      <text:p text:style-name="P8">import java.util.concurrent.ForkJoinPool;</text:p>
      <text:p text:style-name="P8">import java.util.concurrent.RecursiveTask;</text:p>
      <text:p text:style-name="Text_20_body"><text:soft-page-break/></text:p>
      <text:p text:style-name="P8">public class Main {</text:p>
      <text:p text:style-name="Text_20_body"/>
      <text:p text:style-name="P14">    <text:span text:style-name="T5">public static void main(String[] args) {</text:span></text:p>
      <text:p text:style-name="P14">        <text:span text:style-name="T5">String fileName = "example.txt";</text:span></text:p>
      <text:p text:style-name="Text_20_body"/>
      <text:p text:style-name="P14">        <text:span text:style-name="T5">try {</text:span></text:p>
      <text:p text:style-name="P14">            <text:span text:style-name="T5">List&lt;String&gt; words = Files.readAllLines(Paths.get(fileName));</text:span></text:p>
      <text:p text:style-name="P14">            <text:span text:style-name="T5">ForkJoinPool pool = new ForkJoinPool();</text:span></text:p>
      <text:p text:style-name="P14">            <text:span text:style-name="T5">AverageWordLengthTask task = new AverageWordLengthTask(words, 0, words.size());</text:span></text:p>
      <text:p text:style-name="P14">            <text:span text:style-name="T5">Double averageLength = pool.invoke(task);</text:span></text:p>
      <text:p text:style-name="Text_20_body"/>
      <text:p text:style-name="P14">            <text:span text:style-name="T5">System.out.println("Average word length: " + averageLength);</text:span></text:p>
      <text:p text:style-name="P14">        <text:span text:style-name="T5">} catch (IOException e) {</text:span></text:p>
      <text:p text:style-name="P14">            <text:span text:style-name="T5">e.printStackTrace();</text:span></text:p>
      <text:p text:style-name="P14">        <text:span text:style-name="T5">}</text:span></text:p>
      <text:p text:style-name="P14">    <text:span text:style-name="T5">}</text:span></text:p>
      <text:p text:style-name="P8">}</text:p>
      <text:p text:style-name="Text_20_body"/>
      <text:p text:style-name="P8">class AverageWordLengthTask extends RecursiveTask&lt;Double&gt; {</text:p>
      <text:p text:style-name="P14">    <text:span text:style-name="T5">private static final int THRESHOLD = 1000;</text:span></text:p>
      <text:p text:style-name="P14">    <text:span text:style-name="T5">private List&lt;String&gt; words;</text:span></text:p>
      <text:p text:style-name="P14">    <text:span text:style-name="T5">private int start;</text:span></text:p>
      <text:p text:style-name="P14">    <text:span text:style-name="T5">private int end;</text:span></text:p>
      <text:p text:style-name="Text_20_body"/>
      <text:p text:style-name="P14">    <text:span text:style-name="T5">public AverageWordLengthTask(List&lt;String&gt; words, int start, int end) {</text:span></text:p>
      <text:p text:style-name="P14">        <text:span text:style-name="T5">this.words = words;</text:span></text:p>
      <text:p text:style-name="P14">        <text:span text:style-name="T5">this.start = start;</text:span></text:p>
      <text:p text:style-name="P14">        <text:span text:style-name="T5">this.end = end;</text:span></text:p>
      <text:p text:style-name="P14">    <text:span text:style-name="T5">}</text:span></text:p>
      <text:p text:style-name="Text_20_body"/>
      <text:p text:style-name="P14"><text:soft-page-break/>    <text:span text:style-name="T5">@Override</text:span></text:p>
      <text:p text:style-name="P14">    <text:span text:style-name="T5">protected Double compute() {</text:span></text:p>
      <text:p text:style-name="P14">        <text:span text:style-name="T5">int length = end - start;</text:span></text:p>
      <text:p text:style-name="P14">        <text:span text:style-name="T5">if (length &lt;= THRESHOLD) {</text:span></text:p>
      <text:p text:style-name="P14">            <text:span text:style-name="T5">return computeDirectly();</text:span></text:p>
      <text:p text:style-name="P14">        <text:span text:style-name="T5">} else {</text:span></text:p>
      <text:p text:style-name="P14">            <text:span text:style-name="T5">int middle = start + length / 2;</text:span></text:p>
      <text:p text:style-name="P14">            <text:span text:style-name="T5">AverageWordLengthTask leftTask = new AverageWordLengthTask(words, start, middle);</text:span></text:p>
      <text:p text:style-name="P14">            <text:span text:style-name="T5">AverageWordLengthTask rightTask = new AverageWordLengthTask(words, middle, end);</text:span></text:p>
      <text:p text:style-name="Text_20_body"/>
      <text:p text:style-name="P14">            <text:span text:style-name="T5">leftTask.fork();</text:span></text:p>
      <text:p text:style-name="P14">            <text:span text:style-name="T5">Double rightResult = rightTask.compute();</text:span></text:p>
      <text:p text:style-name="P14">            <text:span text:style-name="T5">Double leftResult = leftTask.join();</text:span></text:p>
      <text:p text:style-name="Text_20_body"/>
      <text:p text:style-name="P14">            <text:span text:style-name="T5">return (leftResult * (middle - start) + rightResult * (end - middle)) / length;</text:span></text:p>
      <text:p text:style-name="P14">        <text:span text:style-name="T5">}</text:span></text:p>
      <text:p text:style-name="P14">    <text:span text:style-name="T5">}</text:span></text:p>
      <text:p text:style-name="Text_20_body"/>
      <text:p text:style-name="P14">    <text:span text:style-name="T5">private Double computeDirectly() {</text:span></text:p>
      <text:p text:style-name="P14">        <text:span text:style-name="T5">int totalLength = 0;</text:span></text:p>
      <text:p text:style-name="P14">        <text:span text:style-name="T5">for (int i = start; i &lt; end; i++) {</text:span></text:p>
      <text:p text:style-name="P14">            <text:span text:style-name="T5">totalLength += words.get(i).length();</text:span></text:p>
      <text:p text:style-name="P14">        <text:span text:style-name="T5">}</text:span></text:p>
      <text:p text:style-name="P14">        <text:span text:style-name="T5">return (double) totalLength / (end - start);</text:span></text:p>
      <text:p text:style-name="P14">    <text:span text:style-name="T5">}</text:span></text:p>
      <text:p text:style-name="P8">}</text:p>
      <text:p text:style-name="Text_20_body"/>
      <text:p text:style-name="P15">Приклад вмісту “example.txt”:</text:p>
      <text:p text:style-name="P8">pomegranate </text:p>
      <text:p text:style-name="P8">persimmon</text:p>
      <text:p text:style-name="P8"><text:soft-page-break/>daddy</text:p>
      <text:p text:style-name="P8">voyage</text:p>
      <text:p text:style-name="P14">…<text:span text:style-name="T5">..</text:span></text:p>
      <text:p text:style-name="Text_20_body"/>
      <text:list text:style-name="L7">
        <text:list-item>
          <text:p text:style-name="P7">Напишіть фрагмент коду OpenMPI/MPJ Express, який виконує паралельне обчислення елементів масиву С так, що кожний 1-ий елемент масиву С обчислюється як добуток середнього значення елементів і-ого рядка матриці А та середнього значення елементів і-ого рядка матриці В). В усіх масивах зберігаються дійсні числа. Розмір матриць А і В однаковий nхn.</text:p>
        </text:list-item>
      </text:list>
      <text:p text:style-name="Text_20_body"/>
      <text:p text:style-name="P15">Ось наведений код:</text:p>
      <text:p text:style-name="Text_20_body"/>
      <text:p text:style-name="P8">import java.util.Random</text:p>
      <text:p text:style-name="P8">import mpi.*;</text:p>
      <text:p text:style-name="Text_20_body"/>
      <text:p text:style-name="P8">public class ParallelMatrixAverage {</text:p>
      <text:p text:style-name="P14">    <text:span text:style-name="T5">public static void main(String[] args) throws MPIException {</text:span></text:p>
      <text:p text:style-name="P14">        <text:span text:style-name="T5">MPI.Init(args);</text:span></text:p>
      <text:p text:style-name="P14">        </text:p>
      <text:p text:style-name="P14">        <text:span text:style-name="T5">int rank = MPI.COMM_WORLD.Rank();</text:span></text:p>
      <text:p text:style-name="P14">        <text:span text:style-name="T5">int size = MPI.COMM_WORLD.Size();</text:span></text:p>
      <text:p text:style-name="P14">        </text:p>
      <text:p text:style-name="P14">        <text:span text:style-name="T5">int n = 1000; </text:span></text:p>
      <text:p text:style-name="P14">        </text:p>
      <text:p text:style-name="P14">        <text:span text:style-name="T5">double[][] A = new double[n][n];</text:span></text:p>
      <text:p text:style-name="P14">        <text:span text:style-name="T5">double[][] B = new double[n][n];</text:span></text:p>
      <text:p text:style-name="P14">        <text:span text:style-name="T5">double[] C = new double[n];</text:span></text:p>
      <text:p text:style-name="P14">        </text:p>
      <text:p text:style-name="Text_20_body"/>
      <text:p text:style-name="P14">        <text:span text:style-name="T5">if (rank == 0) {</text:span></text:p>
      <text:p text:style-name="P8">Random random = new Random();</text:p>
      <text:p text:style-name="P14">            <text:span text:style-name="T5">for (int i = 0; i &lt; n; i++) {</text:span></text:p>
      <text:p text:style-name="P14">                <text:span text:style-name="T5">for (int j = 0; j &lt; n; j++) {</text:span></text:p>
      <text:p text:style-name="P14"><text:soft-page-break/>                    <text:span text:style-name="T5">A[i][j] = random.nextInt(100);</text:span></text:p>
      <text:p text:style-name="P14">                    <text:span text:style-name="T5">B[i][j] = random.nextInt(100);</text:span></text:p>
      <text:p text:style-name="P14">                <text:span text:style-name="T5">}</text:span></text:p>
      <text:p text:style-name="P14">            <text:span text:style-name="T5">}</text:span></text:p>
      <text:p text:style-name="P14">        <text:span text:style-name="T5">}</text:span></text:p>
      <text:p text:style-name="Text_20_body"/>
      <text:p text:style-name="P14">        <text:span text:style-name="T5">MPI.COMM_WORLD.Bcast(A, 0, A.length, MPI.OBJECT, 0);</text:span></text:p>
      <text:p text:style-name="P14">        <text:span text:style-name="T5">MPI.COMM_WORLD.Bcast(B, 0, B.length, MPI.OBJECT, 0);</text:span></text:p>
      <text:p text:style-name="Text_20_body"/>
      <text:p text:style-name="P14">        <text:span text:style-name="T5">int rowsPerProcess = n / size;</text:span></text:p>
      <text:p text:style-name="P14">        <text:span text:style-name="T5">int startRow = rank * rowsPerProcess;</text:span></text:p>
      <text:p text:style-name="P14">        <text:span text:style-name="T5">int endRow = (rank + 1) * rowsPerProcess;</text:span></text:p>
      <text:p text:style-name="P14">        </text:p>
      <text:p text:style-name="P14">        <text:span text:style-name="T5">double[] partialC = new double[rowsPerProcess];</text:span></text:p>
      <text:p text:style-name="P14">        </text:p>
      <text:p text:style-name="P14">        <text:span text:style-name="T5">for (int i = startRow; i &lt; endRow; i++) {</text:span></text:p>
      <text:p text:style-name="P14">            <text:span text:style-name="T5">double sumA = 0.0;</text:span></text:p>
      <text:p text:style-name="P14">            <text:span text:style-name="T5">double sumB = 0.0;</text:span></text:p>
      <text:p text:style-name="P14">            <text:span text:style-name="T5">for (int j = 0; j &lt; n; j++) {</text:span></text:p>
      <text:p text:style-name="P14">                <text:span text:style-name="T5">sumA += A[i][j];</text:span></text:p>
      <text:p text:style-name="P14">                <text:span text:style-name="T5">sumB += B[i][j];</text:span></text:p>
      <text:p text:style-name="P14">            <text:span text:style-name="T5">}</text:span></text:p>
      <text:p text:style-name="P14">            <text:span text:style-name="T5">double avgA = sumA / n;</text:span></text:p>
      <text:p text:style-name="P14">            <text:span text:style-name="T5">double avgB = sumB / n;</text:span></text:p>
      <text:p text:style-name="P14">            <text:span text:style-name="T5">partialC[i - startRow] = avgA * avgB;</text:span></text:p>
      <text:p text:style-name="P14">        <text:span text:style-name="T5">}</text:span></text:p>
      <text:p text:style-name="Text_20_body"/>
      <text:p text:style-name="P14">        <text:span text:style-name="T5">MPI.COMM_WORLD.Gather(partialC, 0, rowsPerProcess, MPI.DOUBLE, C, 0, rowsPerProcess, MPI.DOUBLE, 0);</text:span></text:p>
      <text:p text:style-name="P14">        </text:p>
      <text:p text:style-name="P14">        <text:span text:style-name="T5">if (rank == 0) {</text:span></text:p>
      <text:p text:style-name="P14">            <text:span text:style-name="T5">System.out.println("Resulting array C:");</text:span></text:p>
      <text:p text:style-name="P14">            <text:span text:style-name="T5">for (int i = 0; i &lt; n; i++) {</text:span></text:p>
      <text:p text:style-name="P14"><text:soft-page-break/>                <text:span text:style-name="T5">System.out.println("C[" + i + "] = " + C[i]);</text:span></text:p>
      <text:p text:style-name="P14">            <text:span text:style-name="T5">}</text:span></text:p>
      <text:p text:style-name="P14">        <text:span text:style-name="T5">}</text:span></text:p>
      <text:p text:style-name="P14">        </text:p>
      <text:p text:style-name="P14">        <text:span text:style-name="T5">MPI.Finalize();</text:span></text:p>
      <text:p text:style-name="P14">    <text:span text:style-name="T5">}</text:span></text:p>
      <text:p text:style-name="P8">}</text:p>
      <text:p text:style-name="Text_20_body"><text:span text:style-name="T9"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, 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2T10:38:10.197000000</meta:creation-date>
    <dc:date>2024-06-12T10:38:57.449000000</dc:date>
    <meta:editing-duration>PT48S</meta:editing-duration>
    <meta:editing-cycles>2</meta:editing-cycles>
    <meta:generator>LibreOffice/7.5.3.2$Windows_X86_64 LibreOffice_project/9f56dff12ba03b9acd7730a5a481eea045e468f3</meta:generator>
    <meta:document-statistic meta:table-count="0" meta:image-count="0" meta:object-count="0" meta:page-count="7" meta:paragraph-count="144" meta:word-count="889" meta:character-count="7077" meta:non-whitespace-character-count="5471"/>
  </office:meta>
</office:document-meta>
</file>